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PathText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ingsPathText.init( String ivySetting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PathText.getSetting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PathText.SettingsPathText( Composite parent , int sty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ttingsPathText.modifyText( Modif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PathText.widgetSelected( Sele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ttingsPathText.updateErrorMark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PathText.createControl( Composite parent ,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PathText.settingsPathUpd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PathText.remodeListener( SettingsPath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ingsPathText.addListener( SettingsPath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ingsPathText.getFile( File starting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ttingsPathText.setSettingsError( IvyDEException err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